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Linux Tools 0.1 Release Review</text:p>
          </draw:text-box>
        </draw:frame>
        <draw:frame presentation:style-name="pr2" draw:text-style-name="P1" draw:layer="layout" svg:width="22.859cm" svg:height="6.121cm" svg:x="1.27cm" svg:y="11.804cm" presentation:class="subtitle" presentation:user-transformed="true">
          <draw:text-box>
            <text:p text:style-name="P1">Planned Review Date: [Date]</text:p>
            <text:p text:style-name="P1">Communication Channel: </text:p>
            <text:p>news://eclipse.technology.linuxtools</text:p>
            <text:p text:style-name="P1">Andrew Overholt &lt;overholt@redhat.com&gt;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Linux Tools project is a two-faceted project</text:p>
                <text:list>
                  <text:list-item>
                    <text:p>Firstly, it provides a place for Linux distributions to <text:span text:style-name="T1">collaboratively</text:span> overcome issues surrounding distribution packaging of Eclipse technology. The project produces both <text:span text:style-name="T1">best practices</text:span> and <text:span text:style-name="T2">tools</text:span> related to packaging.</text:p>
                  </text:list-item>
                  <text:list-item>
                    <text:p>Secondly, the project develops and produces <text:span text:style-name="T1">tools</text:span> relevant to Linux developers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is is our first unified release of all of our tools. <text:s/>It contains:</text:p>
                <text:list>
                  <text:list-item>
                    <text:p>the latest ChangeLog management tools</text:p>
                  </text:list-item>
                  <text:list-item>
                    <text:p>an RPM .spec editor with rpmlint integration</text:p>
                  </text:list-item>
                  <text:list-item>
                    <text:p>the first release of our plugin building and packaging tool named RPM Stubby</text:p>
                  </text:list-item>
                  <text:list-item>
                    <text:p>a resurrected set of plugins integrating the OProfile profiler with the CD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 continued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>More features:</text:p>
                <text:list>
                  <text:list-item>
                    <text:p><text:span text:style-name="T3">the initial eclipse.org release of our GNU Autotools CDT additions</text:span></text:p>
                  </text:list-item>
                  <text:list-item>
                    <text:p><text:span text:style-name="T3">an initial attempt at bridging the CDT's hover help functionality with the various open source API documentation formats; called libhover</text:span></text:p>
                  </text:list-item>
                  <text:list-item>
                    <text:p><text:span text:style-name="T3">the first public release of our Valgrind integration work featuring BIRT-rendered charts of heap usage eye candy</text:span></text:p>
                  </text:list-item>
                  <text:list-item>
                    <text:p><text:span text:style-name="T3">an editor for Systemtap scripts</text:span></text:p>
                  </text:list-item>
                </text:list>
              </text:list-item>
              <text:list-item>
                <text:p text:style-name="P1">This release puts us on track with our roadmap and brings many features which will be useful to Linux C/C++ developer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335cm" svg:height="10.002cm" svg:x="3.492cm" svg:y="2.001cm" draw:page-number="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release, our user documentation is sparse. <text:s/>For upcoming pre-1.0 releases, we plan on ramping up our documentation to include tutorials and screencasts.</text:p>
              </text:list-item>
              <text:list-item>
                <text:p text:style-name="P1">One of our pre-1.0 goals is to interface with the Babel project to get our strings localized. <text:s/>We are constantly striving to have all of our strings externalized to facilitate transl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Being an 0.1 release, our APIs are subject to change.</text:p>
              </text:list-item>
              <text:list-item>
                <text:p text:style-name="P1">We will converge on stability – and document such stability – in our APIs well before our 1.0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our focus has been to bring Eclipse technology to Linux users who would otherwise be unaware of its power, we have spent less time on extensibility than on user-visible features in our 0.1 release.</text:p>
              </text:list-item>
              <text:list-item>
                <text:p text:style-name="P1">As we work towards our 1.0 release, we will continue to better define our APIs while stabilizing them and documenting them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Architectural Issues continued</text:p>
          </draw:text-box>
        </draw:frame>
        <draw:frame presentation:style-name="pr10" draw:layer="layout" svg:width="24.13cm" svg:height="15.17cm" svg:x="0.635cm" svg:y="3.175cm" presentation:class="outline" presentation:user-transformed="true">
          <draw:text-box>
            <text:list text:style-name="L3">
              <text:list-item>
                <text:p text:style-name="P1">Despite being user-focused, we have a few components which provide extension points:</text:p>
                <text:list>
                  <text:list-item>
                    <text:p><text:span text:style-name="T4">our profiling tool framework whose use is demonstrated by our OProfile and Valgrind integration plugins</text:span></text:p>
                  </text:list-item>
                  <text:list-item>
                    <text:p><text:span text:style-name="T4">our ChangeLog plugin which allows for <text:s/>extensible parsers, formatters, and editors. <text:s/>The extensibility of formatters is demonstrated by our RPM .spec editor.</text:span></text:p>
                  </text:list-item>
                  <text:list-item>
                    <text:p><text:span text:style-name="T4">our libhover component. <text:s/>While still in its infancy, this plugin will provide an extension point for implementation of bridges to various API documentation formats (ex. doxygen, gtk-doc, etc.)</text:span></text:p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Many of our tools have had pre-0.1 releases in Linux distributions. <text:s/>They have been well-received and at present have satisfied users.</text:span></text:p>
              </text:list-item>
              <text:list-item>
                <text:p text:style-name="P1"><text:span text:style-name="T5">Due to the large number of people packaging software for RPM-based distributions, our .spec editor has become one of our more popular features. <text:s/>The in-line warnings and error checking as well as templates and completion are incredibly useful features.</text:span></text:p>
                <text:p text:style-name="P1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 text:style-name="P1">Tool Usability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Our work integrating native profiling tools like OProfile and Valgrind has been introduced to excited audiences. <text:s/>We aim to bring the power of these tools into the IDE while making them trivial to use. <text:s/>Developers making use of our tools will be able to focus on their own projects and not on setting up the underlying tools.</text:span>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project release, we have no end-of-life issues to discus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5.714cm" svg:x="0.635cm" svg:y="3.175cm" presentation:class="outline" presentation:user-transformed="true">
          <draw:text-box>
            <text:list text:style-name="L3">
              <text:list-item>
                <text:p text:style-name="P1">For our 0.1 release we have attempted to have 0 outstanding release-blocker bugs.</text:p>
              </text:list-item>
              <text:list-item>
                <text:p text:style-name="P1">We have postponed 8 bugs until our 0.2 release but none of these affect usability of 0.1.</text:p>
              </text:list-item>
              <text:list-item>
                <text:p text:style-name="P1">At the time of writing, we have 28 bugs targetted at 0.2 but will likely end up with many more fixed.</text:p>
              </text:list-item>
              <text:list-item>
                <text:p text:style-name="P1">Due to the movement of a variety of our components from other bug tracking systems in the course of our development of 0.1, it is hard to get a grasp on bug-fixing metrics. <text:s/>A rough count of closed bugs gives 123 which is likely on the correct order of magnitude of bugs fixed in this release.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conforms to the following ad-hoc standards:</text:p>
                <text:list>
                  <text:list-item>
                    <text:p>Fedora RPM packaging guidelines</text:p>
                    <text:list>
                      <text:list-item>
                        <text:p><text:a xlink:href="http://fedoraproject.org/wiki/Packaging/Guidelines">http://fedoraproject.org/wiki/Packaging/Guidelines</text:a></text:p>
                      </text:list-item>
                    </text:list>
                  </text:list-item>
                  <text:list-item>
                    <text:p>Informal conventions around use of the GNU Autotools</text:p>
                  </text:list-item>
                  <text:list-item>
                    <text:p><text:span text:style-name="T3">GNU ChangeLog formatting</text:span></text:p>
                    <text:list>
                      <text:list-item>
                        <text:p><text:span text:style-name="T6"><text:a xlink:href="http://www.gnu.org/prep/standards/html_node/Style-of-Change-Logs.html#Style-of-Change-Logs">http://www.gnu.org/prep/standards/html_node/Style-of-Change-Logs.html#Style-of-Change-Logs</text:a>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aims to conform to the Eclipse user interface guidelines</text:p>
              </text:list-item>
              <text:list-item>
                <text:p text:style-name="P1">All of our user interface components support keyboard navigation</text:p>
              </text:list-item>
              <text:list-item>
                <text:p text:style-name="P1">For a future release we are investigating interactivity of our Valgrind BIRT-generated charts to support accessibility</text:p>
              </text:list-item>
              <text:list-item>
                <text:p text:style-name="P1">All of our strings are externalized but we currently have no language pac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 originally planned to release 0.1 in Q4 2008</text:p>
              </text:list-item>
              <text:list-item>
                <text:p text:style-name="P1">We slipped due to a number of new components being added (Valgrind, OProfile, Systemtap editor) and wanting to delay until their initial release</text:p>
              </text:list-item>
              <text:list-item>
                <text:p text:style-name="P1">Another reason for the delay was the fact that we wanted to use the new common build infrastructure for our builds</text:p>
              </text:list-item>
              <text:list-item>
                <text:p text:style-name="P1">Now that we have development procedures in place, we plan to deliver on time for future releases</text:p>
              </text:list-item>
              <text:list-item>
                <text:p text:style-name="P1">Our plan has been updated with more accurate future dat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</text:p>
          </draw:text-box>
        </draw:frame>
        <draw:frame presentation:style-name="pr5" draw:text-style-name="P6" draw:layer="layout" svg:width="24.13cm" svg:height="14.263cm" svg:x="0.635cm" svg:y="3.175cm" presentation:class="outline" presentation:user-transformed="true">
          <draw:text-box>
            <text:list text:style-name="L3">
              <text:list-item>
                <text:p text:style-name="P1">Our project has a strong relationship with the various Linux distributions (Fedora, Mandriva, Debian, Ubuntu, etc.)</text:p>
              </text:list-item>
              <text:list-item>
                <text:p text:style-name="P1">Prior to their contribution to this project, a few of our projects were hosted elsewhere and had disjoint bug tracking occurring at various sites</text:p>
              </text:list-item>
              <text:list-item>
                <text:p text:style-name="P1">The majority of our project's interactions occur on IRC (#eclipse-linux) and our mailing list (<text:a xlink:href="mailto:linux-distros-dev@eclipse.org">linux-distros-dev@eclipse.org</text:a>)</text:p>
              </text:list-item>
              <text:list-item>
                <text:p text:style-name="P1">With this release, we hope to improve our feedback processes by centralizing on our update site and eclipse.org bugzilla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 continued</text:p>
          </draw:text-box>
        </draw:frame>
        <draw:frame presentation:style-name="pr5" draw:text-style-name="P6" draw:layer="layout" svg:width="24.13cm" svg:height="14.103cm" svg:x="0.62cm" svg:y="3.147cm" presentation:class="outline" presentation:user-transformed="true">
          <draw:text-box>
            <text:list text:style-name="L3">
              <text:list-item>
                <text:p text:style-name="P1">Our project members often speak at conferences including EclipseCon, LinuxWorld, FUDCon, and the Red Hat Summit</text:p>
              </text:list-item>
              <text:list-item>
                <text:p text:style-name="P1">Our team members maintain the following blogs:</text:p>
                <text:list>
                  <text:list-item>
                    <text:p><text:a xlink:href="http://overholt.ca/wp/">http://overholt.ca/wp/</text:a> (part of Planet Eclipse)</text:p>
                  </text:list-item>
                  <text:list-item>
                    <text:p><text:a xlink:href="http://akurtakov.blogspot.com/">http://akurtakov.blogspot.com/</text:a> (part of Planet Fedora)</text:p>
                  </text:list-item>
                  <text:list-item>
                    <text:p><text:a xlink:href="http://picobot.org/wordpress">http://picobot.org/wordpress</text:a> (part of Planet Fedora)</text:p>
                  </text:list-item>
                </text:list>
              </text:list-item>
              <text:list-item>
                <text:p text:style-name="P1">We interact often with the CDT project and make use of the BIRT and CDT project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Communities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An update on our project's progress will be given at EclipseCon 2009</text:p>
              </text:list-item>
              <text:list-item>
                <text:p text:style-name="P1">Now that we have a standardized release process and plan, we will work to ensure our three communities are properly nurtur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IP log including information about all CQs, external contributions, and committers can be found here:</text:p>
                <text:list>
                  <text:list-item>
                    <text:p><text:a xlink:href="http://www.eclipse.org/projects/ip_log.php?projectid=technology.linux-distros">http://www.eclipse.org/projects/ip_log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15.738cm" svg:height="0.786cm" svg:x="4.831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RCP Applications</dc:title>
    <meta:initial-creator>Ian Skerrett</meta:initial-creator>
    <meta:creation-date>2005-05-03T09:22:04</meta:creation-date>
    <dc:creator>Andrew Overholt</dc:creator>
    <dc:date>2009-01-15T15:40:20</dc:date>
    <meta:print-date>2007-10-05T02:50:50</meta:print-date>
    <meta:editing-cycles>435</meta:editing-cycles>
    <meta:editing-duration>PT67H40M03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